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DAVEventFactory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DAVEventFactory.createEvent( String host , int por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DAVEventFactory.createEvent(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WebDAVEventFactory.createEvent( Http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WebDAVEventFactory.createEvent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